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ossível solução:</text:p>
      <text:p text:style-name="Standard"><text:s/></text:p>
      <text:p text:style-name="Standard"><text:s/>- Fuzzy x Probabilidade</text:p>
      <text:p text:style-name="Standard"><text:s/></text:p>
      <text:p text:style-name="Standard"><text:s/>- Na teoria clássica, os conjuntos são denominados "crisp" e um dado elemento do universo em discurso<text:s/>(domínio) pertence ou não pertence ao referido conjunto.</text:p>
      <text:p text:style-name="Standard"><text:s/>- Na teoria dos conjuntos "fuzzy" existe um grau de pertinência de cada elemento a um determinado conjunto. Por exemplo considere os conjuntos abaixo:</text:p>
      <text:p text:style-name="Standard"/>
      <text:p text:style-name="Standard">· Conjunto das pessoas com alta renda.</text:p>
      <text:p text:style-name="Standard"/>
      <text:p text:style-name="Standard">· Conjunto das pessoas altas.</text:p>
      <text:p text:style-name="Standard"/>
      <text:p text:style-name="Standard">- Podemos verificar que não existe uma fronteira bem definida para decidirmos quando um elemento pertence ou não ao respectivo conjunto nos exemplos acima.</text:p>
      <text:p text:style-name="Standard"/>
      <text:p text:style-name="Standard">- Com os conjuntos "fuzzy" podemos definir critérios e graus de<text:s/>pertinência para tais situações.</text:p>
      <text:p text:style-name="Standard"/>
      <text:p text:style-name="Standard">- A função característica (crisp sets) pode ser generalizada de modo que os valores designados aos elementos do conjunto universo U pertençam ao intervalo de números reais de 0 a 1 inclusive, isto é [0,1].</text:p>
      <text:p text:style-name="Standard"/>
      <text:p text:style-name="Standard">- Estes valores<text:s/>indicam o GRAU DE PERTINÊNCIA dos elementos do conjunto U em relação ao conjunto A, isto é, quanto é possível para um elemento x de U pertencer ao conjunto A .</text:p>
      <text:p text:style-name="Standard"/>
      <text:p text:style-name="Standard">- Tal função é chamada de FUNÇÃO DE PERTINÊNCIA e o conjunto A é definido como "CONJUNTO FUZZY".</text:p>
      <text:p text:style-name="Standard"/>
      <text:p text:style-name="Standard">- A função de pertinência μA(U) indica o grau de compatibilidade entre U e o conceito expresso por A:</text:p>
      <text:p text:style-name="Standard"><text:s text:c="2"/>- μA(U) = 1 indica que U é compativél com A</text:p>
      <text:p text:style-name="Standard"><text:s text:c="2"/>- μA(U) = 0 indica que U não é compativél com A</text:p>
      <text:p text:style-name="Standard"><text:s text:c="2"/>- <text:s/>0 &lt; μA(U) &lt; 1 indica que U é parcialmente compativél com A, com grau μA(U).</text:p>
      <text:p text:style-name="Standard"/>
      <text:p text:style-name="Standard"/>
      <text:p text:style-name="Standard"/>
      <text:p text:style-name="Standard"/>
      <text:p text:style-name="Standard"/>
      <text:p text:style-name="Standard">- Definição formal: Um conjunto fuzzy A em U é expresso como um conjunto de pares ordenados:</text:p>
      <text:p text:style-name="Standard"><text:s text:c="4"/></text:p>
      <text:p text:style-name="Standard"><text:s text:c="2"/>- A = {( U, μA(U))| U pertence A}</text:p>
      <text:p text:style-name="Standard"><text:s text:c="2"/>- A: conjunto fuzzy</text:p>
      <text:p text:style-name="Standard"><text:s text:c="2"/>- μA(U): função de pertinência</text:p>
      <text:p text:style-name="Standard"><text:s text:c="2"/>- U: Universo</text:p>
      <text:p text:style-name="Standard"><text:s text:c="2"/>- Um conjunto fuzzy é totalmente caracterizado por sua função de pertinência</text:p>
      <text:p text:style-name="Standard"><text:s text:c="2"/></text:p>
      <text:p text:style-name="Standard"><text:s/>- Tipos de funções de pertinência</text:p>
      <text:p text:style-name="Standard"><text:s text:c="3"/>- Triangular</text:p>
      <text:p text:style-name="Standard"><text:s text:c="3"/>- Trapezoidal</text:p>
      <text:p text:style-name="Standard"><text:s text:c="3"/>- Gaussiana</text:p>
      <text:soft-page-break/>
      <text:p text:style-name="Standard"><text:s text:c="3"/>- Sino generalizada</text:p>
      <text:p text:style-name="Standard"/>
      <text:p text:style-name="Standard">- Variáveis linguísticas</text:p>
      <text:p text:style-name="Standard"><text:s/>- Uma variável linguística possui valores que não são<text:s/>números, mas sim palavras ou frases na linguagem natural.</text:p>
      <text:p text:style-name="Standard"><text:s text:c="3"/>- idade = idoso</text:p>
      <text:p text:style-name="Standard"><text:s/>- Um valor linguístico é um conjunto fuzzy.</text:p>
      <text:p text:style-name="Standard"/>
      <text:p text:style-name="Standard">- Fuzzificação / Definição das variáveis</text:p>
      <text:p text:style-name="Standard"><text:s text:c="2"/>- Etapa na qual as variáveis linguísticas são definidas de forma subjetiva, bem como as funções membro (funções de pertinência)</text:p>
      <text:p text:style-name="Standard"><text:s text:c="2"/>- Engloba</text:p>
      <text:p text:style-name="Standard"><text:s text:c="4"/>- Análise do problema</text:p>
      <text:p text:style-name="Standard"><text:s text:c="4"/>- Definição das Variáveis</text:p>
      <text:p text:style-name="Standard"><text:s text:c="4"/>- Definição das funções de pertinência</text:p>
      <text:p text:style-name="Standard"><text:tab/>- <text:s/>Criação das regiões</text:p>
      <text:p text:style-name="Standard"><text:s text:c="2"/>- Na definição das funções de pertinência para cada variável, diversos tipos de<text:s/>espaço podem ser gerados: Triangular, Trapezoidal, Gaussiana, ...</text:p>
      <text:p text:style-name="Standard"/>
      <text:p text:style-name="Standard">- Inferência Fuzzy</text:p>
      <text:p text:style-name="Standard"><text:s text:c="2"/>- Etapa na qual as proposições (regras) são defenidas e depois são examindas paralelamente.</text:p>
      <text:p text:style-name="Standard"><text:s text:c="2"/>- Engloba</text:p>
      <text:p text:style-name="Standard"><text:s text:c="4"/>- Definição das proposições</text:p>
      <text:p text:style-name="Standard"><text:tab/>- Análise das regras</text:p>
      <text:p text:style-name="Standard"><text:tab/>- Criação<text:s/>da região resultante</text:p>
      <text:p text:style-name="Standard"><text:s text:c="2"/>- O mecanismo chave <text:s/>do modelo Fuzzy é a proposição.</text:p>
      <text:p text:style-name="Standard"><text:s text:c="2"/>- A proposição é o relacionamento entre as variáveis do modelo e regiões fuzzy</text:p>
      <text:p text:style-name="Standard"><text:s text:c="2"/>- Na definição das proposições, deve-se trabalhar com:</text:p>
      <text:p text:style-name="Standard"><text:s text:c="4"/>- Proposições condicionais:</text:p>
      <text:p text:style-name="Standard"><text:tab/><text:s text:c="2"/>Se W == Z então X = Y</text:p>
      <text:p text:style-name="Standard"><text:tab/>- Proposições não condicionais:</text:p>
      <text:p text:style-name="Standard"><text:tab/><text:s text:c="2"/>X = Y</text:p>
      <text:p text:style-name="Standard"><text:s text:c="2"/>- Agregação: calcula a importância de uma determinada regra para a situação corrente</text:p>
      <text:p text:style-name="Standard"><text:s text:c="2"/>- Composição: calcula a influência de cada regra nas variáveis de saída.</text:p>
      <text:p text:style-name="Standard"><text:s text:c="2"/></text:p>
      <text:p text:style-name="Standard"><text:s/></text:p>
      <text:p text:style-name="Standard"/>
      <text:p text:style-name="Standard">- Defuzzificação</text:p>
      <text:p text:style-name="Standard"><text:s text:c="3"/>-<text:s/>Etapa na qual as regiões resultantes são convertidas em valores para a variável de saída do sistema</text:p>
      <text:p text:style-name="Standard"><text:s text:c="3"/>- <text:s/>Esta etapa corresponde a ligação funcional entre as Fuzzy e o valor esperado</text:p>
      <text:p text:style-name="Standard"><text:s text:c="3"/>- Dentre os diversos tipos de técnicaas de defuzzificação:</text:p>
      <text:p text:style-name="Standard"><text:s text:c="5"/>- Centróide</text:p>
      <text:p text:style-name="Standard"><text:tab/><text:s/>- First-of-Maxima</text:p>
      <text:p text:style-name="Standard"><text:tab/><text:s/>- Middle-of-Maxima</text:p>
      <text:p text:style-name="Standard"><text:tab/><text:s/>- Critério Máximo</text:p>
      <text:p text:style-name="Standard"><text:tab/></text:p>
      <text:p text:style-name="Standard"><text:tab/></text:p>
      <text:p text:style-name="Standard"/>
      <text:p text:style-name="Standard"/>
      <text:soft-page-break/>
      <text:p text:style-name="Standard"><text:s text:c="2"/>""" Eventos com fronteiras de incerteza, isto é, eventos fuzzy """</text:p>
      <text:p text:style-name="Standard"/>
      <text:p text:style-name="Standard">A noção de eventos fuzzy, introduzida por Zadeh [6], ilustra o potencial da combinação das duas teorias: a fuzzy, tratando da<text:s/>identificação do evento; e a probabilística, lidando com a “media” do mesmo.<text:s/>Ocorrência simultânea de dois eventos vai ser dado pela interseção do conjunto de stories defeituosos e stories não defeituosos.<text:s/>Dado a simultaniedade do evento entre os dois conjuntos, temos a interseção dos eventos A n B -&gt; vão estar dentro desse intervalo da função de pertinência [0,1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rilo</dc:creator>
    <meta:creation-date>2017-10-20T23:40:00Z</meta:creation-date>
    <dc:date>2019-02-24T00:19:00Z</dc:date>
    <meta:template xlink:href="Normal" xlink:type="simple"/>
    <meta:editing-cycles>2</meta:editing-cycles>
    <meta:editing-duration>PT300S</meta:editing-duration>
    <meta:document-statistic meta:page-count="3" meta:paragraph-count="8" meta:word-count="638" meta:character-count="4081" meta:row-count="28" meta:non-whitespace-character-count="3451"/>
  </office:meta>
</office:document-meta>
</file>